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8500000108422291E2.png" manifest:media-type="image/png"/>
  <manifest:file-entry manifest:full-path="Pictures/100000000000068F000001B33FE6CE12.png" manifest:media-type="image/png"/>
  <manifest:file-entry manifest:full-path="Pictures/1000000000000359000003A79F062120.png" manifest:media-type="image/png"/>
  <manifest:file-entry manifest:full-path="Pictures/10000000000002D10000004AA74D505B.png" manifest:media-type="image/png"/>
  <manifest:file-entry manifest:full-path="Pictures/10000000000001D800000035848F94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9402in" svg:y="0.0807in" svg:width="4.9165in" svg:height="0.552in" draw:z-index="0"><draw:image xlink:href="Pictures/10000000000001D800000035848F94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Image2" text:anchor-type="char" svg:x="0.0417in" svg:y="0.0339in" svg:width="6.6929in" svg:height="0.6866in" draw:z-index="1"><draw:image xlink:href="Pictures/10000000000002D10000004AA74D505B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width="6.6929in" svg:height="7.302in" draw:z-index="2"><draw:image xlink:href="Pictures/1000000000000359000003A79F0621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width="6.6929in" svg:height="1.7339in" draw:z-index="3"><draw:image xlink:href="Pictures/100000000000068F000001B33FE6CE12.png" xlink:type="simple" xlink:show="embed" xlink:actuate="onLoad" draw:mime-type="image/png"/></draw:frame><text:soft-page-break/></text:p>
      <text:p text:style-name="Standard"/>
      <text:p text:style-name="Standard"><draw:frame draw:style-name="fr1" draw:name="Image5" text:anchor-type="char" svg:width="6.6929in" svg:height="1.0583in" draw:z-index="4"><draw:image xlink:href="Pictures/100000000000068500000108422291E2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44:34.323718086</meta:creation-date>
    <dc:date>2025-04-21T12:48:53.878193791</dc:date>
    <meta:editing-duration>PT4M20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